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1mm"/>
    </style:style>
    <style:style style:name="co2" style:family="table-column">
      <style:table-column-properties fo:break-before="auto" style:column-width="21.47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62.1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column table:style-name="co4" table:default-cell-style-name="ce3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header-rows>
          <table:table-row table:style-name="ro1">
            <table:table-cell office:value-type="string" calcext:value-type="string">
              <text:p>FieldID</text:p>
            </table:table-cell>
            <table:table-cell office:value-type="string" calcext:value-type="string">
              <text:p>Date</text:p>
            </table:table-cell>
            <table:table-cell office:value-type="string" calcext:value-type="string">
              <text:p>Species</text:p>
            </table:table-cell>
            <table:table-cell office:value-type="string" calcext:value-type="string">
              <text:p>SpeciesNote</text:p>
            </table:table-cell>
            <table:table-cell office:value-type="string" calcext:value-type="string">
              <text:p>Site</text:p>
            </table:table-cell>
            <table:table-cell office:value-type="string" calcext:value-type="string">
              <text:p>Waypoint</text:p>
            </table:table-cell>
            <table:table-cell office:value-type="string" calcext:value-type="string">
              <text:p>Lat</text:p>
            </table:table-cell>
            <table:table-cell office:value-type="string" calcext:value-type="string">
              <text:p>Lon</text:p>
            </table:table-cell>
            <table:table-cell office:value-type="string" calcext:value-type="string">
              <text:p>Notes</text:p>
            </table:table-cell>
            <table:table-cell office:value-type="string" calcext:value-type="string">
              <text:p>Seed</text:p>
            </table:table-cell>
          </table:table-row>
        </table:table-header-rows>
        <table:table-row table:style-name="ro1">
          <table:table-cell office:value-type="string" calcext:value-type="string">
            <text:p>ENE0001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82</text:p>
          </table:table-cell>
          <table:table-cell office:value-type="float" office:value="-29.84968" calcext:value-type="float">
            <text:p>-29.84968</text:p>
          </table:table-cell>
          <table:table-cell office:value-type="float" office:value="152.00146" calcext:value-type="float">
            <text:p>152.00146</text:p>
          </table:table-cell>
          <table:table-cell office:value-type="string" calcext:value-type="string">
            <text:p>CBH 54,39*,34; ringbarked (CBH = circumference at breast height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02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83</text:p>
          </table:table-cell>
          <table:table-cell office:value-type="float" office:value="-29.84982" calcext:value-type="float">
            <text:p>-29.84982</text:p>
          </table:table-cell>
          <table:table-cell office:value-type="float" office:value="152.00136" calcext:value-type="float">
            <text:p>152.00136</text:p>
          </table:table-cell>
          <table:table-cell office:value-type="string" calcext:value-type="string">
            <text:p>CBH 94; ringbarked, steri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03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Melliodora ?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084</text:p>
          </table:table-cell>
          <table:table-cell office:value-type="float" office:value="-29.85045" calcext:value-type="float">
            <text:p>-29.85045</text:p>
          </table:table-cell>
          <table:table-cell office:value-type="float" office:value="152.00114" calcext:value-type="float">
            <text:p>152.00114</text:p>
          </table:table-cell>
          <table:table-cell office:value-type="string" calcext:value-type="string">
            <text:p>CBH 33; ringbarked, steri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04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ml euc ?; melliodora ?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085</text:p>
          </table:table-cell>
          <table:table-cell office:value-type="float" office:value="-29.85075" calcext:value-type="float">
            <text:p>-29.85075</text:p>
          </table:table-cell>
          <table:table-cell office:value-type="float" office:value="152.0011" calcext:value-type="float">
            <text:p>152.00110</text:p>
          </table:table-cell>
          <table:table-cell office:value-type="string" calcext:value-type="string">
            <text:p>CBH 43, ringbarked, sterile, melliodora ?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05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86</text:p>
          </table:table-cell>
          <table:table-cell office:value-type="float" office:value="-29.85121" calcext:value-type="float">
            <text:p>-29.85121</text:p>
          </table:table-cell>
          <table:table-cell office:value-type="float" office:value="152.00075" calcext:value-type="float">
            <text:p>152.00075</text:p>
          </table:table-cell>
          <table:table-cell office:value-type="string" calcext:value-type="string">
            <text:p>CBH 5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06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87</text:p>
          </table:table-cell>
          <table:table-cell office:value-type="float" office:value="-29.85115" calcext:value-type="float">
            <text:p>-29.85115</text:p>
          </table:table-cell>
          <table:table-cell office:value-type="float" office:value="152.00097" calcext:value-type="float">
            <text:p>152.00097</text:p>
          </table:table-cell>
          <table:table-cell office:value-type="string" calcext:value-type="string">
            <text:p>CBH 53*,36; ringbarke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07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088</text:p>
          </table:table-cell>
          <table:table-cell office:value-type="float" office:value="-29.8511" calcext:value-type="float">
            <text:p>-29.85110</text:p>
          </table:table-cell>
          <table:table-cell office:value-type="float" office:value="152.0091" calcext:value-type="float">
            <text:p>152.00910</text:p>
          </table:table-cell>
          <table:table-cell office:value-type="string" calcext:value-type="string">
            <text:p>CBH 22; infection on the trunk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08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089</text:p>
          </table:table-cell>
          <table:table-cell office:value-type="float" office:value="-29.85109" calcext:value-type="float">
            <text:p>-29.85109</text:p>
          </table:table-cell>
          <table:table-cell office:value-type="float" office:value="152.0009" calcext:value-type="float">
            <text:p>152.00090</text:p>
          </table:table-cell>
          <table:table-cell office:value-type="string" calcext:value-type="string">
            <text:p>CBH 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09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Conica ?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090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2.00015" calcext:value-type="float">
            <text:p>152.00015</text:p>
          </table:table-cell>
          <table:table-cell office:value-type="string" calcext:value-type="string">
            <text:p>CBH 50,29*;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10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91</text:p>
          </table:table-cell>
          <table:table-cell office:value-type="float" office:value="-29.85105" calcext:value-type="float">
            <text:p>-29.85105</text:p>
          </table:table-cell>
          <table:table-cell office:value-type="float" office:value="151.99956" calcext:value-type="float">
            <text:p>151.99956</text:p>
          </table:table-cell>
          <table:table-cell office:value-type="string" calcext:value-type="string">
            <text:p>CBH 2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11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? HRF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092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1.99948" calcext:value-type="float">
            <text:p>151.99948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12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93</text:p>
          </table:table-cell>
          <table:table-cell office:value-type="float" office:value="-29.8494" calcext:value-type="float">
            <text:p>-29.84940</text:p>
          </table:table-cell>
          <table:table-cell office:value-type="float" office:value="152.0009" calcext:value-type="float">
            <text:p>152.00090</text:p>
          </table:table-cell>
          <table:table-cell office:value-type="string" calcext:value-type="string">
            <text:p>CBH 1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13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94</text:p>
          </table:table-cell>
          <table:table-cell office:value-type="float" office:value="-29.84933" calcext:value-type="float">
            <text:p>-29.84933</text:p>
          </table:table-cell>
          <table:table-cell office:value-type="float" office:value="152.00099" calcext:value-type="float">
            <text:p>152.00099</text:p>
          </table:table-cell>
          <table:table-cell office:value-type="string" calcext:value-type="string">
            <text:p>CBH 129*,5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14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95</text:p>
          </table:table-cell>
          <table:table-cell office:value-type="float" office:value="-29.84946" calcext:value-type="float">
            <text:p>-29.84946</text:p>
          </table:table-cell>
          <table:table-cell office:value-type="float" office:value="152.00108" calcext:value-type="float">
            <text:p>152.00108</text:p>
          </table:table-cell>
          <table:table-cell office:value-type="string" calcext:value-type="string">
            <text:p>CBH 114*,83,5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15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96</text:p>
          </table:table-cell>
          <table:table-cell office:value-type="float" office:value="-29.84945" calcext:value-type="float">
            <text:p>-29.84945</text:p>
          </table:table-cell>
          <table:table-cell office:value-type="float" office:value="152.00114" calcext:value-type="float">
            <text:p>152.00114</text:p>
          </table:table-cell>
          <table:table-cell office:value-type="string" calcext:value-type="string">
            <text:p>CBH 87,42*; ringbarked on second trunk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16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banksii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97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49" calcext:value-type="float">
            <text:p>152.00490</text:p>
          </table:table-cell>
          <table:table-cell office:value-type="string" calcext:value-type="string">
            <text:p>rinkbarked; latitude may be -29.89899, writing hard to read 4 vs 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17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 indication of possible species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098</text:p>
          </table:table-cell>
          <table:table-cell office:value-type="float" office:value="-29.84912" calcext:value-type="float">
            <text:p>-29.84912</text:p>
          </table:table-cell>
          <table:table-cell office:value-type="float" office:value="152.00528" calcext:value-type="float">
            <text:p>152.00528</text:p>
          </table:table-cell>
          <table:table-cell office:value-type="string" calcext:value-type="string">
            <text:p>CBH 44; ringbarke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18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099</text:p>
          </table:table-cell>
          <table:table-cell office:value-type="float" office:value="-29.84914" calcext:value-type="float">
            <text:p>-29.84914</text:p>
          </table:table-cell>
          <table:table-cell office:value-type="float" office:value="152.00543" calcext:value-type="float">
            <text:p>152.00543</text:p>
          </table:table-cell>
          <table:table-cell office:value-type="string" calcext:value-type="string">
            <text:p>CBH 11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19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Ditto, euc? (unsure about this one)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100</text:p>
          </table:table-cell>
          <table:table-cell office:value-type="float" office:value="-29.84908" calcext:value-type="float">
            <text:p>-29.84908</text:p>
          </table:table-cell>
          <table:table-cell office:value-type="float" office:value="152.00545" calcext:value-type="float">
            <text:p>152.00545</text:p>
          </table:table-cell>
          <table:table-cell office:value-type="string" calcext:value-type="string">
            <text:p>CBH 57; ringbarked; lat might be 29.899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20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101</text:p>
          </table:table-cell>
          <table:table-cell office:value-type="float" office:value="-29.849" calcext:value-type="float">
            <text:p>-29.84900</text:p>
          </table:table-cell>
          <table:table-cell office:value-type="float" office:value="152.00549" calcext:value-type="float">
            <text:p>152.00549</text:p>
          </table:table-cell>
          <table:table-cell office:value-type="string" calcext:value-type="string">
            <text:p>CBH 80;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21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illegible note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102</text:p>
          </table:table-cell>
          <table:table-cell office:value-type="float" office:value="-29.84898" calcext:value-type="float">
            <text:p>-29.84898</text:p>
          </table:table-cell>
          <table:table-cell office:value-type="float" office:value="152.00569" calcext:value-type="float">
            <text:p>152.00569</text:p>
          </table:table-cell>
          <table:table-cell office:value-type="string" calcext:value-type="string">
            <text:p>CBH 112; ringbarke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22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RF1</text:p>
          </table:table-cell>
          <table:table-cell office:value-type="string" calcext:value-type="string">
            <text:p>103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577" calcext:value-type="float">
            <text:p>152.00577</text:p>
          </table:table-cell>
          <table:table-cell office:value-type="string" calcext:value-type="string">
            <text:p>CBH 88; ringbarke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23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sp. aff. Magnificata</text:p>
          </table:table-cell>
          <table:table-cell/>
          <table:table-cell office:value-type="string" calcext:value-type="string">
            <text:p>HRF1</text:p>
          </table:table-cell>
          <table:table-cell office:value-type="string" calcext:value-type="string">
            <text:p>104</text:p>
          </table:table-cell>
          <table:table-cell office:value-type="float" office:value="-29.84896" calcext:value-type="float">
            <text:p>-29.84896</text:p>
          </table:table-cell>
          <table:table-cell office:value-type="float" office:value="152.0058" calcext:value-type="float">
            <text:p>152.00580</text:p>
          </table:table-cell>
          <table:table-cell office:value-type="string" calcext:value-type="string">
            <text:p>CBH 92,52*; ringbarke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24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Waterfall Way 2</text:p>
          </table:table-cell>
          <table:table-cell office:value-type="string" calcext:value-type="string">
            <text:p>105</text:p>
          </table:table-cell>
          <table:table-cell office:value-type="float" office:value="-30.5176" calcext:value-type="float">
            <text:p>-30.51760</text:p>
          </table:table-cell>
          <table:table-cell office:value-type="float" office:value="151.97227" calcext:value-type="float">
            <text:p>151.97227</text:p>
          </table:table-cell>
          <table:table-cell office:value-type="string" calcext:value-type="string">
            <text:p>CBH 94; Turnout for post marked 966 87-84 on north side of waterfall way. E mel and other boxes with misc stringybarks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25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Waterfall Way 2</text:p>
          </table:table-cell>
          <table:table-cell office:value-type="string" calcext:value-type="string">
            <text:p>106</text:p>
          </table:table-cell>
          <table:table-cell office:value-type="float" office:value="-30.51758" calcext:value-type="float">
            <text:p>-30.51758</text:p>
          </table:table-cell>
          <table:table-cell office:value-type="float" office:value="151.97237" calcext:value-type="float">
            <text:p>151.97237</text:p>
          </table:table-cell>
          <table:table-cell office:value-type="string" calcext:value-type="string">
            <text:p>CBH 109*,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26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Waterfall Way 2</text:p>
          </table:table-cell>
          <table:table-cell office:value-type="string" calcext:value-type="string">
            <text:p>107</text:p>
          </table:table-cell>
          <table:table-cell office:value-type="float" office:value="-30.51734" calcext:value-type="float">
            <text:p>-30.51734</text:p>
          </table:table-cell>
          <table:table-cell office:value-type="float" office:value="151.97252" calcext:value-type="float">
            <text:p>151.97252</text:p>
          </table:table-cell>
          <table:table-cell office:value-type="string" calcext:value-type="string">
            <text:p>CBH 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27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Waterfall Way 2</text:p>
          </table:table-cell>
          <table:table-cell office:value-type="string" calcext:value-type="string">
            <text:p>108</text:p>
          </table:table-cell>
          <table:table-cell office:value-type="float" office:value="-30.51723" calcext:value-type="float">
            <text:p>-30.51723</text:p>
          </table:table-cell>
          <table:table-cell office:value-type="float" office:value="151.97252" calcext:value-type="float">
            <text:p>151.97252</text:p>
          </table:table-cell>
          <table:table-cell office:value-type="string" calcext:value-type="string">
            <text:p>CBH 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28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Waterfall Way 2</text:p>
          </table:table-cell>
          <table:table-cell office:value-type="string" calcext:value-type="string">
            <text:p>109</text:p>
          </table:table-cell>
          <table:table-cell office:value-type="float" office:value="-30.5173" calcext:value-type="float">
            <text:p>-30.51730</text:p>
          </table:table-cell>
          <table:table-cell office:value-type="float" office:value="151.97264" calcext:value-type="float">
            <text:p>151.97264</text:p>
          </table:table-cell>
          <table:table-cell office:value-type="string" calcext:value-type="string">
            <text:p>CBH 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29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 office:value-type="string" calcext:value-type="string">
            <text:p>110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281" calcext:value-type="float">
            <text:p>151.97281</text:p>
          </table:table-cell>
          <table:table-cell office:value-type="string" calcext:value-type="string">
            <text:p>CBH 45*,25; Round-leaved, small tree. Young fruits. 6-8m. Non-glaucous leaves. Many small stems/saplings ~1m awa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30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 office:value-type="string" calcext:value-type="string">
            <text:p>111</text:p>
          </table:table-cell>
          <table:table-cell office:value-type="float" office:value="-30.51709" calcext:value-type="float">
            <text:p>-30.51709</text:p>
          </table:table-cell>
          <table:table-cell office:value-type="float" office:value="151.97293" calcext:value-type="float">
            <text:p>151.97293</text:p>
          </table:table-cell>
          <table:table-cell office:value-type="string" calcext:value-type="string">
            <text:p>CBH 18; steri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31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 office:value-type="string" calcext:value-type="string">
            <text:p>112</text:p>
          </table:table-cell>
          <table:table-cell office:value-type="float" office:value="-30.517" calcext:value-type="float">
            <text:p>-30.51700</text:p>
          </table:table-cell>
          <table:table-cell office:value-type="float" office:value="151.97298" calcext:value-type="float">
            <text:p>151.97298</text:p>
          </table:table-cell>
          <table:table-cell office:value-type="string" calcext:value-type="string">
            <text:p>CBH 69; had fruit, taller ~11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32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 office:value-type="string" calcext:value-type="string">
            <text:p>113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308" calcext:value-type="float">
            <text:p>151.97308</text:p>
          </table:table-cell>
          <table:table-cell office:value-type="string" calcext:value-type="string">
            <text:p>CBH 67,65*; ~12m; waypoint 113 is averaged, non-averaged one is 114: 30.51711, 151.973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33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 office:value-type="string" calcext:value-type="string">
            <text:p>115</text:p>
          </table:table-cell>
          <table:table-cell office:value-type="float" office:value="-30.51688" calcext:value-type="float">
            <text:p>-30.51688</text:p>
          </table:table-cell>
          <table:table-cell office:value-type="float" office:value="151.97357" calcext:value-type="float">
            <text:p>151.97357</text:p>
          </table:table-cell>
          <table:table-cell office:value-type="string" calcext:value-type="string">
            <text:p>CBH 5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34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 office:value-type="string" calcext:value-type="string">
            <text:p>116</text:p>
          </table:table-cell>
          <table:table-cell office:value-type="float" office:value="-30.51691" calcext:value-type="float">
            <text:p>-30.51691</text:p>
          </table:table-cell>
          <table:table-cell office:value-type="float" office:value="151.9735" calcext:value-type="float">
            <text:p>151.97350</text:p>
          </table:table-cell>
          <table:table-cell office:value-type="string" calcext:value-type="string">
            <text:p>CBH 122,99*; tree very close to ENE00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35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melliodora</text:p>
          </table:table-cell>
          <table:table-cell/>
          <table:table-cell office:value-type="string" calcext:value-type="string">
            <text:p>Waterfall Way 2</text:p>
          </table:table-cell>
          <table:table-cell office:value-type="string" calcext:value-type="string">
            <text:p>117</text:p>
          </table:table-cell>
          <table:table-cell office:value-type="float" office:value="-30.51714" calcext:value-type="float">
            <text:p>-30.51714</text:p>
          </table:table-cell>
          <table:table-cell office:value-type="float" office:value="151.97287" calcext:value-type="float">
            <text:p>151.97287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36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 office:value-type="string" calcext:value-type="string">
            <text:p>119</text:p>
          </table:table-cell>
          <table:table-cell office:value-type="float" office:value="-30.53189" calcext:value-type="float">
            <text:p>-30.53189</text:p>
          </table:table-cell>
          <table:table-cell office:value-type="float" office:value="152.03299" calcext:value-type="float">
            <text:p>152.03299</text:p>
          </table:table-cell>
          <table:table-cell office:value-type="string" calcext:value-type="string">
            <text:p>Next to toilet, sucker regrowth of slightly larger tree. Seem to have a duplicate or overwritten waypoint.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37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 office:value-type="string" calcext:value-type="string">
            <text:p>118</text:p>
          </table:table-cell>
          <table:table-cell office:value-type="float" office:value="-30.5314" calcext:value-type="float">
            <text:p>-30.53140</text:p>
          </table:table-cell>
          <table:table-cell office:value-type="float" office:value="152.0334" calcext:value-type="float">
            <text:p>152.03340</text:p>
          </table:table-cell>
          <table:table-cell office:value-type="string" calcext:value-type="string">
            <text:p>CBH 1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38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 office:value-type="string" calcext:value-type="string">
            <text:p>Epicormic growth on moderate size tree (approx DBH 20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39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 office:value-type="string" calcext:value-type="string">
            <text:p>Coppice regrowth on stump of quite large tree, ~3m east of ENE0038 (towards gully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40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 office:value-type="string" calcext:value-type="string">
            <text:p>120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148" calcext:value-type="float">
            <text:p>152.03148</text:p>
          </table:table-cell>
          <table:table-cell office:value-type="string" calcext:value-type="string">
            <text:p>Epicormig growth. Smelled minty to Kevin, not so much to Rose.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41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 office:value-type="string" calcext:value-type="string">
            <text:p>122</text:p>
          </table:table-cell>
          <table:table-cell office:value-type="float" office:value="-30.53079" calcext:value-type="float">
            <text:p>-30.53079</text:p>
          </table:table-cell>
          <table:table-cell office:value-type="float" office:value="152.02965" calcext:value-type="float">
            <text:p>152.02965</text:p>
          </table:table-cell>
          <table:table-cell office:value-type="string" calcext:value-type="string">
            <text:p>Large tree on management trail just inside NP gate. Waypoint 121 is incorrect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E0042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 office:value-type="string" calcext:value-type="string">
            <text:p>127</text:p>
          </table:table-cell>
          <table:table-cell office:value-type="float" office:value="-30.52496" calcext:value-type="float">
            <text:p>-30.52496</text:p>
          </table:table-cell>
          <table:table-cell office:value-type="float" office:value="152.07028" calcext:value-type="float">
            <text:p>152.07028</text:p>
          </table:table-cell>
          <table:table-cell office:value-type="string" calcext:value-type="string">
            <text:p>Jaz’s GPS waypoints 002 &amp; 00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43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 office:value-type="string" calcext:value-type="string">
            <text:p>128</text:p>
          </table:table-cell>
          <table:table-cell office:value-type="float" office:value="-30.52505" calcext:value-type="float">
            <text:p>-30.52505</text:p>
          </table:table-cell>
          <table:table-cell office:value-type="float" office:value="152.07025" calcext:value-type="float">
            <text:p>152.07025</text:p>
          </table:table-cell>
          <table:table-cell office:value-type="string" calcext:value-type="string">
            <text:p>Jas’z GPS waypoint 0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44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 office:value-type="string" calcext:value-type="string">
            <text:p>123</text:p>
          </table:table-cell>
          <table:table-cell office:value-type="float" office:value="-30.52445" calcext:value-type="float">
            <text:p>-30.52445</text:p>
          </table:table-cell>
          <table:table-cell office:value-type="float" office:value="152.07028" calcext:value-type="float">
            <text:p>152.07028</text:p>
          </table:table-cell>
          <table:table-cell office:value-type="string" calcext:value-type="string">
            <text:p>CBH 140,110*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45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 office:value-type="string" calcext:value-type="string">
            <text:p>124</text:p>
          </table:table-cell>
          <table:table-cell office:value-type="float" office:value="-30.52463" calcext:value-type="float">
            <text:p>-30.52463</text:p>
          </table:table-cell>
          <table:table-cell office:value-type="float" office:value="152.07047" calcext:value-type="float">
            <text:p>152.07047</text:p>
          </table:table-cell>
          <table:table-cell office:value-type="string" calcext:value-type="string">
            <text:p>CBH 55,46,35*,20,1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46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 office:value-type="string" calcext:value-type="string">
            <text:p>125</text:p>
          </table:table-cell>
          <table:table-cell office:value-type="float" office:value="-30.52469" calcext:value-type="float">
            <text:p>-30.52469</text:p>
          </table:table-cell>
          <table:table-cell office:value-type="float" office:value="152.07063" calcext:value-type="float">
            <text:p>152.07063</text:p>
          </table:table-cell>
          <table:table-cell office:value-type="string" calcext:value-type="string">
            <text:p>CBH 55,55,40*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E0047</text:p>
          </table:table-cell>
          <table:table-cell office:value-type="string" calcext:value-type="string">
            <text:p>2017-11-24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 office:value-type="string" calcext:value-type="string">
            <text:p>126</text:p>
          </table:table-cell>
          <table:table-cell office:value-type="float" office:value="-30.52485" calcext:value-type="float">
            <text:p>-30.52485</text:p>
          </table:table-cell>
          <table:table-cell office:value-type="float" office:value="152.07079" calcext:value-type="float">
            <text:p>152.07079</text:p>
          </table:table-cell>
          <table:table-cell office:value-type="string" calcext:value-type="string">
            <text:p>CBH 112,1*,1</text:p>
          </table:table-cell>
          <table:table-cell office:value-type="string" calcext:value-type="string">
            <text:p>n</text:p>
          </table:table-cell>
        </table:table-row>
        <table:table-row table:style-name="ro1" table:number-rows-repeated="104852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/00/0000</text:date>, <text:time style:data-style-name="N2" text:time-value="12:39:48.109647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urray</meta:initial-creator>
    <meta:creation-date>2017-11-21T16:05:44.807422309</meta:creation-date>
    <dc:date>2017-11-26T13:16:10.021920421</dc:date>
    <dc:creator>Kevin Murray</dc:creator>
    <meta:editing-duration>PT1H1M52S</meta:editing-duration>
    <meta:editing-cycles>10</meta:editing-cycles>
    <meta:generator>LibreOffice/5.4.2.2.0$Linux_X86_64 LibreOffice_project/40m0$Build-2</meta:generator>
    <meta:document-statistic meta:table-count="1" meta:cell-count="461" meta:object-count="0"/>
  </office:meta>
</office:document-meta>
</file>